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VersionList.xml" manifest:media-type=""/>
  <manifest:file-entry manifest:full-path="Pictures/1000000000000780000002BCCE9E4752306DAF08.jpg" manifest:media-type="image/jpeg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ans:dlig" svg:font-family="'Liberation Sans:dlig'" style:font-adornments="標準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黑體-繁" svg:font-family="黑體-繁" style:font-adornments="標準" style:font-pitch="variable"/>
  </office:font-face-decls>
  <office:automatic-styles>
    <style:style style:name="P1" style:family="paragraph" style:parent-style-name="Text_20_body">
      <style:text-properties officeooo:paragraph-rsid="00857bf5"/>
    </style:style>
    <style:style style:name="P2" style:family="paragraph" style:parent-style-name="Text_20_body">
      <style:text-properties officeooo:paragraph-rsid="00be8d1c"/>
    </style:style>
    <style:style style:name="P3" style:family="paragraph" style:parent-style-name="Text_20_body">
      <style:paragraph-properties fo:break-before="page"/>
      <style:text-properties officeooo:paragraph-rsid="00857bf5"/>
    </style:style>
    <style:style style:name="P4" style:family="paragraph" style:parent-style-name="Text_20_body">
      <style:paragraph-properties fo:break-before="page"/>
      <style:text-properties officeooo:paragraph-rsid="00be8d1c"/>
    </style:style>
    <style:style style:name="fr1" style:family="graphic" style:parent-style-name="Graphics">
      <style:graphic-properties style:run-through="background" style:wrap="run-through" style:number-wrapped-paragraphs="no-limit" style:vertical-pos="bottom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《<text:ruby text:style-name="Ru1"><text:ruby-base>易</text:ruby-base><text:ruby-text>ia̍h</text:ruby-text></text:ruby> <text:ruby text:style-name="Ru1"><text:ruby-base>經</text:ruby-base><text:ruby-text>keng</text:ruby-text></text:ruby> 》<text:ruby text:style-name="Ru1"><text:ruby-base>坤</text:ruby-base><text:ruby-text>khun</text:ruby-text></text:ruby> <text:ruby text:style-name="Ru1"><text:ruby-base>卦</text:ruby-base><text:ruby-text>kòa</text:ruby-text></text:ruby> <text:s/></text:p>
      <text:p text:style-name="P4"><text:ruby text:style-name="Ru1"><text:ruby-base>元</text:ruby-base><text:ruby-text>goân</text:ruby-text></text:ruby> <text:ruby text:style-name="Ru1"><text:ruby-base>亨</text:ruby-base><text:ruby-text>heng</text:ruby-text></text:ruby> ， <text:ruby text:style-name="Ru1"><text:ruby-base>利</text:ruby-base><text:ruby-text>lī</text:ruby-text></text:ruby> <text:ruby text:style-name="Ru1"><text:ruby-base>牝</text:ruby-base><text:ruby-text>pin</text:ruby-text></text:ruby> <text:ruby text:style-name="Ru1"><text:ruby-base>馬</text:ruby-base><text:ruby-text>má</text:ruby-text></text:ruby> <text:ruby text:style-name="Ru1"><text:ruby-base>之</text:ruby-base><text:ruby-text>chi</text:ruby-text></text:ruby> <text:ruby text:style-name="Ru1"><text:ruby-base>貞</text:ruby-base><text:ruby-text>cheng</text:ruby-text></text:ruby> 。 <text:ruby text:style-name="Ru1"><text:ruby-base>君</text:ruby-base><text:ruby-text>kun</text:ruby-text></text:ruby> <text:ruby text:style-name="Ru1"><text:ruby-base>子</text:ruby-base><text:ruby-text>chú</text:ruby-text></text:ruby> <text:ruby text:style-name="Ru1"><text:ruby-base>󠇡有</text:ruby-base><text:ruby-text>iú</text:ruby-text></text:ruby> <text:ruby text:style-name="Ru1"><text:ruby-base>󠇡攸</text:ruby-base><text:ruby-text>iu</text:ruby-text></text:ruby> <text:ruby text:style-name="Ru1"><text:ruby-base>往</text:ruby-base><text:ruby-text>óng</text:ruby-text></text:ruby> ， <text:ruby text:style-name="Ru1"><text:ruby-base>先</text:ruby-base><text:ruby-text>sian</text:ruby-text></text:ruby> <text:ruby text:style-name="Ru1"><text:ruby-base>迷</text:ruby-base><text:ruby-text>bê</text:ruby-text></text:ruby> ， <text:ruby text:style-name="Ru1"><text:ruby-base>後</text:ruby-base><text:ruby-text>hiō</text:ruby-text></text:ruby> <text:ruby text:style-name="Ru1"><text:ruby-base>得</text:ruby-base><text:ruby-text>tek</text:ruby-text></text:ruby> ， <text:ruby text:style-name="Ru1"><text:ruby-base>主</text:ruby-base><text:ruby-text>chú</text:ruby-text></text:ruby> <text:ruby text:style-name="Ru1"><text:ruby-base>利</text:ruby-base><text:ruby-text>lī</text:ruby-text></text:ruby> 。</text:p>
      <text:p text:style-name="P2"><text:ruby text:style-name="Ru1"><text:ruby-base>西</text:ruby-base><text:ruby-text>se</text:ruby-text></text:ruby> <text:ruby text:style-name="Ru1"><text:ruby-base>南</text:ruby-base><text:ruby-text>lâm</text:ruby-text></text:ruby> <text:ruby text:style-name="Ru1"><text:ruby-base>得</text:ruby-base><text:ruby-text>tek</text:ruby-text></text:ruby> <text:ruby text:style-name="Ru1"><text:ruby-base>朋</text:ruby-base><text:ruby-text>pêng</text:ruby-text></text:ruby> ， <text:ruby text:style-name="Ru1"><text:ruby-base>東</text:ruby-base><text:ruby-text>tong</text:ruby-text></text:ruby> <text:ruby text:style-name="Ru1"><text:ruby-base>北</text:ruby-base><text:ruby-text>pok</text:ruby-text></text:ruby> <text:ruby text:style-name="Ru1"><text:ruby-base>喪</text:ruby-base><text:ruby-text>song</text:ruby-text></text:ruby> <text:ruby text:style-name="Ru1"><text:ruby-base>朋</text:ruby-base><text:ruby-text>pêng</text:ruby-text></text:ruby> ，<text:ruby text:style-name="Ru1"><text:ruby-base>安</text:ruby-base><text:ruby-text>an</text:ruby-text></text:ruby> <text:ruby text:style-name="Ru1"><text:ruby-base>貞</text:ruby-base><text:ruby-text>cheng</text:ruby-text></text:ruby> <text:ruby text:style-name="Ru1"><text:ruby-base>吉</text:ruby-base><text:ruby-text>kia̍t</text:ruby-text></text:ruby> 。</text:p>
      <text:p text:style-name="P3"><text:ruby text:style-name="Ru1"><text:ruby-base>初</text:ruby-base><text:ruby-text>cho͘</text:ruby-text></text:ruby> <text:ruby text:style-name="Ru1"><text:ruby-base>六</text:ruby-base><text:ruby-text>lio̍k</text:ruby-text></text:ruby> ， <text:ruby text:style-name="Ru1"><text:ruby-base>履</text:ruby-base><text:ruby-text>lí</text:ruby-text></text:ruby> <text:ruby text:style-name="Ru1"><text:ruby-base>霜</text:ruby-base><text:ruby-text>song</text:ruby-text></text:ruby> ， <text:ruby text:style-name="Ru1"><text:ruby-base>堅</text:ruby-base><text:ruby-text>kian</text:ruby-text></text:ruby> <text:ruby text:style-name="Ru1"><text:ruby-base>冰</text:ruby-base><text:ruby-text>peng</text:ruby-text></text:ruby> <text:ruby text:style-name="Ru1"><text:ruby-base>至</text:ruby-base><text:ruby-text>chì</text:ruby-text></text:ruby> 。</text:p>
      <text:p text:style-name="P1"><text:ruby text:style-name="Ru1"><text:ruby-base>六</text:ruby-base><text:ruby-text>lio̍k</text:ruby-text></text:ruby> <text:ruby text:style-name="Ru1"><text:ruby-base>二</text:ruby-base><text:ruby-text>jī</text:ruby-text></text:ruby> ， <text:ruby text:style-name="Ru1"><text:ruby-base>直</text:ruby-base><text:ruby-text>tit</text:ruby-text></text:ruby> <text:ruby text:style-name="Ru1"><text:ruby-base>方</text:ruby-base><text:ruby-text>hong</text:ruby-text></text:ruby> <text:ruby text:style-name="Ru1"><text:ruby-base>大</text:ruby-base><text:ruby-text>tāi</text:ruby-text></text:ruby> ， <text:ruby text:style-name="Ru1"><text:ruby-base>不</text:ruby-base><text:ruby-text>put</text:ruby-text></text:ruby> <text:ruby text:style-name="Ru1"><text:ruby-base>習</text:ruby-base><text:ruby-text>si̍p</text:ruby-text></text:ruby> <text:ruby text:style-name="Ru1"><text:ruby-base>無</text:ruby-base><text:ruby-text>bû</text:ruby-text></text:ruby> <text:ruby text:style-name="Ru1"><text:ruby-base>不</text:ruby-base><text:ruby-text>put</text:ruby-text></text:ruby> <text:ruby text:style-name="Ru1"><text:ruby-base>利</text:ruby-base><text:ruby-text>lī</text:ruby-text></text:ruby> 。</text:p>
      <text:p text:style-name="P1"><text:ruby text:style-name="Ru1"><text:ruby-base>六</text:ruby-base><text:ruby-text>lio̍k</text:ruby-text></text:ruby> <text:ruby text:style-name="Ru1"><text:ruby-base>三</text:ruby-base><text:ruby-text>sàm</text:ruby-text></text:ruby> ， <text:ruby text:style-name="Ru1"><text:ruby-base>含</text:ruby-base><text:ruby-text>hâm</text:ruby-text></text:ruby> <text:ruby text:style-name="Ru1"><text:ruby-base>章</text:ruby-base><text:ruby-text>chiong</text:ruby-text></text:ruby> <text:ruby text:style-name="Ru1"><text:ruby-base>可</text:ruby-base><text:ruby-text>khó</text:ruby-text></text:ruby> <text:ruby text:style-name="Ru1"><text:ruby-base>貞</text:ruby-base><text:ruby-text>cheng</text:ruby-text></text:ruby> ， <text:ruby text:style-name="Ru1"><text:ruby-base>或</text:ruby-base><text:ruby-text>he̍k</text:ruby-text></text:ruby> <text:ruby text:style-name="Ru1"><text:ruby-base>從</text:ruby-base><text:ruby-text>chiông</text:ruby-text></text:ruby> <text:ruby text:style-name="Ru1"><text:ruby-base>王</text:ruby-base><text:ruby-text>ông</text:ruby-text></text:ruby> <text:ruby text:style-name="Ru1"><text:ruby-base>事</text:ruby-base><text:ruby-text>sū</text:ruby-text></text:ruby> ， <text:ruby text:style-name="Ru1"><text:ruby-base>無</text:ruby-base><text:ruby-text>bû</text:ruby-text></text:ruby> <text:ruby text:style-name="Ru1"><text:ruby-base>󠇡成</text:ruby-base><text:ruby-text>sêng</text:ruby-text></text:ruby> <text:ruby text:style-name="Ru1"><text:ruby-base>有</text:ruby-base><text:ruby-text>iú</text:ruby-text></text:ruby> <text:ruby text:style-name="Ru1"><text:ruby-base>󠇡終</text:ruby-base><text:ruby-text>chiong</text:ruby-text></text:ruby> 。</text:p>
      <text:p text:style-name="P1"><text:soft-page-break/><text:ruby text:style-name="Ru1"><text:ruby-base>六</text:ruby-base><text:ruby-text>lio̍k</text:ruby-text></text:ruby> <text:ruby text:style-name="Ru1"><text:ruby-base>四</text:ruby-base><text:ruby-text>sù</text:ruby-text></text:ruby> ， <text:ruby text:style-name="Ru1"><text:ruby-base>括</text:ruby-base><text:ruby-text>koat</text:ruby-text></text:ruby> <text:ruby text:style-name="Ru1"><text:ruby-base>囊</text:ruby-base><text:ruby-text>lông</text:ruby-text></text:ruby> ， <text:ruby text:style-name="Ru1"><text:ruby-base>無</text:ruby-base><text:ruby-text>bû</text:ruby-text></text:ruby> <text:ruby text:style-name="Ru1"><text:ruby-base>咎</text:ruby-base><text:ruby-text>kiū</text:ruby-text></text:ruby> <text:ruby text:style-name="Ru1"><text:ruby-base>無</text:ruby-base><text:ruby-text>bû</text:ruby-text></text:ruby> <text:ruby text:style-name="Ru1"><text:ruby-base>譽</text:ruby-base><text:ruby-text>ū</text:ruby-text></text:ruby> 。</text:p>
      <text:p text:style-name="P1"><text:ruby text:style-name="Ru1"><text:ruby-base>六</text:ruby-base><text:ruby-text>lio̍k</text:ruby-text></text:ruby> <text:ruby text:style-name="Ru1"><text:ruby-base>五</text:ruby-base><text:ruby-text>ngó͘</text:ruby-text></text:ruby> ， <text:ruby text:style-name="Ru1"><text:ruby-base>黃</text:ruby-base><text:ruby-text>hông</text:ruby-text></text:ruby> <text:ruby text:style-name="Ru1"><text:ruby-base>裳</text:ruby-base><text:ruby-text>siông</text:ruby-text></text:ruby> ， <text:ruby text:style-name="Ru1"><text:ruby-base>元</text:ruby-base><text:ruby-text>goân</text:ruby-text></text:ruby> <text:ruby text:style-name="Ru1"><text:ruby-base>吉</text:ruby-base><text:ruby-text>kia̍t</text:ruby-text></text:ruby> 。</text:p>
      <text:p text:style-name="P1"><text:ruby text:style-name="Ru1"><text:ruby-base>上</text:ruby-base><text:ruby-text>siōng</text:ruby-text></text:ruby> <text:ruby text:style-name="Ru1"><text:ruby-base>六</text:ruby-base><text:ruby-text>lio̍k</text:ruby-text></text:ruby> ， <text:ruby text:style-name="Ru1"><text:ruby-base>龍</text:ruby-base><text:ruby-text>liông</text:ruby-text></text:ruby> <text:ruby text:style-name="Ru1"><text:ruby-base>戰</text:ruby-base><text:ruby-text>chiàn</text:ruby-text></text:ruby> <text:ruby text:style-name="Ru1"><text:ruby-base>于</text:ruby-base><text:ruby-text>û</text:ruby-text></text:ruby> <text:ruby text:style-name="Ru1"><text:ruby-base>野</text:ruby-base><text:ruby-text>iá</text:ruby-text></text:ruby> ， <text:ruby text:style-name="Ru1"><text:ruby-base>其</text:ruby-base><text:ruby-text>kî</text:ruby-text></text:ruby> <text:ruby text:style-name="Ru1"><text:ruby-base>血</text:ruby-base><text:ruby-text>hiat</text:ruby-text></text:ruby> <text:ruby text:style-name="Ru1"><text:ruby-base>󠇢玄</text:ruby-base><text:ruby-text>hiân</text:ruby-text></text:ruby> <text:ruby text:style-name="Ru1"><text:ruby-base>黃</text:ruby-base><text:ruby-text>hông</text:ruby-text></text:ruby> 󠇡。</text:p>
      <text:p text:style-name="P1"><text:soft-page-break/><text:ruby text:style-name="Ru1"><text:ruby-base>用</text:ruby-base><text:ruby-text>iōng</text:ruby-text></text:ruby> <text:ruby text:style-name="Ru1"><text:ruby-base>六</text:ruby-base><text:ruby-text>lio̍k</text:ruby-text></text:ruby> ， <text:ruby text:style-name="Ru1"><text:ruby-base>利</text:ruby-base><text:ruby-text>lī</text:ruby-text></text:ruby> <text:ruby text:style-name="Ru1"><text:ruby-base>永</text:ruby-base><text:ruby-text>èng</text:ruby-text></text:ruby> <text:ruby text:style-name="Ru1"><text:ruby-base>貞</text:ruby-base><text:ruby-text>cheng</text:ruby-text></text:ruby> 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ans:dlig" svg:font-family="'Liberation Sans:dlig'" style:font-adornments="標準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黑體-繁" svg:font-family="黑體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.3cm" style:contextual-spacing="false" fo:line-height="100%" fo:text-align="start" style:justify-single-word="false" fo:keep-together="always" fo:orphans="0" fo:widows="0" style:register-true="false" style:page-number="auto" style:snap-to-layout-grid="false">
        <style:tab-stops/>
      </style:paragraph-properties>
      <style:text-properties style:font-name="Liberation Sans:dlig" fo:font-family="'Liberation Sans:dlig'" style:font-style-name="標準" style:font-family-generic="swiss" style:font-pitch="variable" fo:font-size="48pt" fo:letter-spacing="normal" style:font-name-asian="魏碑-繁" style:font-family-asian="魏碑-繁" style:font-style-name-asian="標準" style:font-pitch-asian="variable" style:font-size-asian="48pt" style:language-asian="none" style:country-asian="none" style:font-style-asian="normal" style:font-weight-asian="normal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5.001cm" fo:margin-bottom="0.801cm" style:contextual-spacing="false" fo:text-align="center" style:justify-single-word="false" style:page-number="auto" fo:break-before="page"/>
      <style:text-properties fo:font-size="48pt" fo:letter-spacing="normal" fo:font-weight="normal" style:letter-kerning="false" style:font-size-asian="4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 style:master-page-name="">
      <loext:graphic-properties draw:opacity="20%"/>
      <style:paragraph-properties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10.5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Liberation Sans:dlig" fo:font-family="'Liberation Sans:dlig'" style:font-style-name="標準" style:font-family-generic="swiss" style:font-pitch="variable" fo:font-size="18pt" style:text-underline-style="none" style:font-name-asian="黑體-繁" style:font-family-asian="黑體-繁" style:font-style-name-asian="標準" style:font-pitch-asian="variable" style:font-size-asian="18pt" style:font-weight-asian="bold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bottom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1.499cm" fo:margin-bottom="1.499cm" fo:margin-left="4.5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opacity="2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opacity="20%"/>
      </style:header-style>
      <style:footer-style/>
    </style:page-layout>
    <style:style style:name="Mdp1" style:family="drawing-page">
      <style:drawing-page-properties draw:background-size="full" draw:opacity="20%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影像1" text:anchor-type="char" svg:width="29.7cm" svg:height="21.001cm" draw:z-index="3"><draw:image xlink:href="Pictures/1000000000000780000002BCCE9E4752306DAF08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1DT2H5M36S</meta:editing-duration>
    <meta:editing-cycles>126</meta:editing-cycles>
    <meta:generator>LibreOffice/7.2.5.2$MacOSX_X86_64 LibreOffice_project/499f9727c189e6ef3471021d6132d4c694f357e5</meta:generator>
    <dc:title>我的草稿</dc:title>
    <dc:date>2022-03-09T11:32:08.070365260</dc:date>
    <meta:print-date>2022-02-15T10:20:12.552418225</meta:print-date>
    <meta:document-statistic meta:table-count="0" meta:image-count="1" meta:object-count="0" meta:page-count="5" meta:paragraph-count="10" meta:word-count="131" meta:character-count="245" meta:non-whitespace-character-count="131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0.0.0.1" VL:creator="" dc:date-time="2022-02-23T08:44:25"/>
</VL:version-list>
</file>